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96cm" fo:min-width="0.646cm" fo:wrap-option="wrap"/>
    </style:style>
    <style:style style:name="gr2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e99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3" style:family="graphic" style:parent-style-name="standard">
      <style:graphic-properties draw:stroke="none" draw:fill-color="#ffe994" dr3d:vertical-segments="16" dr3d:close-front="true" dr3d:close-back="true"/>
    </style:style>
    <style:style style:name="gr4" style:family="graphic" style:parent-style-name="standard">
      <style:graphic-properties draw:fill-color="#cea23b" draw:textarea-horizontal-align="justify" draw:textarea-vertical-align="middle" draw:auto-grow-height="false" fo:min-height="1.348cm" fo:min-width="1.497cm"/>
    </style:style>
    <style:style style:name="gr5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withoutfill">
      <style:graphic-properties svg:stroke-width="0.081cm" draw:marker-start-width="0.322cm" draw:marker-end="Arrowheads_20_2" draw:marker-end-width="0.422cm" draw:fill="none" draw:textarea-vertical-align="middle" fo:padding-top="0.166cm" fo:padding-bottom="0.166cm" fo:padding-left="0.291cm" fo:padding-right="0.291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3.869cm" style:use-optimal-column-width="false"/>
    </style:style>
    <style:style style:name="co3" style:family="table-column">
      <style:table-column-properties style:column-width="1.769cm" style:use-optimal-column-width="false"/>
    </style:style>
    <style:style style:name="co4" style:family="table-column">
      <style:table-column-properties style:column-width="2.823cm" style:use-optimal-column-width="false"/>
    </style:style>
    <style:style style:name="ro1" style:family="table-row">
      <style:table-row-properties style:row-height="1.018cm" style:use-optimal-row-height="false"/>
    </style:style>
    <style:style style:name="ro2" style:family="table-row">
      <style:table-row-properties style:row-height="1.008cm" style:use-optimal-row-height="false"/>
    </style:style>
    <style:style style:name="ce1" style:family="table-cell">
      <style:paragraph-properties fo:border="0.03pt solid #000000"/>
    </style:style>
    <style:style style:name="P1" style:family="paragraph">
      <style:paragraph-properties fo:text-align="center"/>
    </style:style>
    <style:style style:name="P2" style:family="paragraph">
      <loext:graphic-properties draw:fill-color="#cea23b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.27cm" svg:height="1.27cm" svg:x="13.97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27cm" svg:height="1.27cm" svg:x="12.7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27cm" svg:height="1.27cm" svg:x="11.43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27cm" svg:height="1.27cm" svg:x="10.16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27cm" svg:height="1.27cm" svg:x="8.89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27cm" svg:height="1.27cm" svg:x="7.62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27cm" svg:height="1.27cm" svg:x="6.35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27cm" svg:height="1.27cm" svg:x="5.08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27cm" svg:height="1.27cm" svg:x="3.81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" svg:width="8.255cm" svg:height="7.62cm" svg:x="0cm" svg:y="0.63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-5000h250 250 500 500 500 250 250v10000h-250-250-500-500-500-250-250z"/>
        </dr3d:scene>
        <draw:custom-shape draw:style-name="gr4" draw:text-style-name="P2" draw:layer="layout" svg:width="3.175cm" svg:height="2.54cm" svg:x="5.715cm" svg:y="9.5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" draw:text-style-name="P3" draw:layer="layout" svg:x1="4.445cm" svg:y1="12.7cm" svg:x2="5.715cm" svg:y2="11.43cm">
          <text:p/>
        </draw:line>
        <draw:frame draw:style-name="gr6" draw:text-style-name="P4" draw:layer="layout" svg:width="1.768cm" svg:height="0.962cm" svg:x="3.175cm" svg:y="11.103cm">
          <draw:text-box>
            <text:p>read</text:p>
          </draw:text-box>
        </draw:frame>
        <draw:frame draw:style-name="standard" draw:layer="layout" svg:width="14.098cm" svg:height="5.079cm" svg:x="6.962cm" svg:y="1.905cm">
          <table:table table:template-name="earth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index</text:p>
              </table:table-cell>
              <table:table-cell>
                <text:p>address</text:p>
              </table:table-cell>
              <table:table-cell>
                <text:p>transaction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7" draw:text-style-name="P3" draw:layer="layout" svg:x1="7.62cm" svg:y1="9.525cm" svg:x2="6.985cm" svg:y2="8.255cm">
          <text:p/>
        </draw:line>
        <draw:frame draw:style-name="gr6" draw:text-style-name="P4" draw:layer="layout" svg:width="1.84cm" svg:height="0.962cm" svg:x="7.434cm" svg:y="8.155cm">
          <draw:text-box>
            <text:p>write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5T15:56:34.131150472</meta:creation-date>
    <dc:date>2022-06-17T14:43:37.820836190</dc:date>
    <meta:editing-duration>P1DT22H25M40S</meta:editing-duration>
    <meta:editing-cycles>2</meta:editing-cycles>
    <meta:generator>LibreOffice/7.3.3.2$Linux_X86_64 LibreOffice_project/30$Build-2</meta:generator>
    <meta:document-statistic meta:object-count="40"/>
  </office:meta>
</office:document-meta>
</file>